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8601.format( Calendar c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DateValu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ue.DateValue( Calendar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ue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ue.get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O8601.parse( String text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6">
            <text:p text:style-name="Table_20_Contents">36</text:p>
          </table:table-cell>
          <table:table-cell office:value-type="float" office:value="95">
            <text:p text:style-name="Table_20_Contents">95</text:p>
          </table:table-cell>
        </table:table-row>
        <table:table-row>
          <table:table-cell office:value-type="string">
            <text:p text:style-name="Table_20_Contents">DateValue.get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ue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Value.Date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